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52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9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 table:number-columns-spanned="1" table:number-rows-spanned="8">
            <text:p>DOM09SUB04</text:p>
          </table:table-cell>
          <table:table-cell table:style-name="Default" office:value-type="string" calcext:value-type="string">
            <text:p>cor(H1_1_A, H1_2_A)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covered-table-cell/>
          <table:table-cell office:value-type="string" calcext:value-type="string">
            <text:p>cor(H1_1_B, H1_2_B)</text:p>
          </table:table-cell>
          <table:table-cell table:style-name="ce3" office:value-type="float" office:value="-0.25" calcext:value-type="float">
            <text:p>-0.25</text:p>
          </table:table-cell>
        </table:table-row>
        <table:table-row table:style-name="ro2">
          <table:covered-table-cell/>
          <table:table-cell office:value-type="string" calcext:value-type="string">
            <text:p>cor(H2_1_A,H2_2_A)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covered-table-cell/>
          <table:table-cell office:value-type="string" calcext:value-type="string">
            <text:p>cor(H2_1_B,H2_2_B)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covered-table-cell/>
          <table:table-cell office:value-type="string" calcext:value-type="string">
            <text:p>cor(H3_1_A,H3_2_A)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covered-table-cell/>
          <table:table-cell office:value-type="string" calcext:value-type="string">
            <text:p>cor(H3_1_B,H3_2_B)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covered-table-cell/>
          <table:table-cell office:value-type="string" calcext:value-type="string">
            <text:p>cor(H4_1_A,H4_2_A)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covered-table-cell/>
          <table:table-cell office:value-type="string" calcext:value-type="string">
            <text:p>cor(H4_1_B,H4_2_B)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DOM07SUB04</text:p>
          </table:table-cell>
          <table:table-cell table:style-name="Default" office:value-type="string" calcext:value-type="string">
            <text:p>cor(H1_1_A, H1_2_A)</text:p>
          </table:table-cell>
          <table:table-cell office:value-type="float" office:value="0.26" calcext:value-type="float">
            <text:p>0.26</text:p>
          </table:table-cell>
        </table:table-row>
        <table:table-row table:style-name="ro1">
          <table:covered-table-cell/>
          <table:table-cell office:value-type="string" calcext:value-type="string">
            <text:p>cor(H1_1_B, H1_2_B)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covered-table-cell/>
          <table:table-cell office:value-type="string" calcext:value-type="string">
            <text:p>cor(H2_1_A,H2_2_A)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covered-table-cell/>
          <table:table-cell office:value-type="string" calcext:value-type="string">
            <text:p>cor(H2_1_B,H2_2_B)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covered-table-cell/>
          <table:table-cell office:value-type="string" calcext:value-type="string">
            <text:p>cor(H3_1_A,H3_2_A)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covered-table-cell/>
          <table:table-cell office:value-type="string" calcext:value-type="string">
            <text:p>cor(H3_1_B,H3_2_B)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covered-table-cell/>
          <table:table-cell office:value-type="string" calcext:value-type="string">
            <text:p>cor(H4_1_A,H4_2_A)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covered-table-cell/>
          <table:table-cell office:value-type="string" calcext:value-type="string">
            <text:p>cor(H4_1_B,H4_2_B)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DOM07SUB02</text:p>
          </table:table-cell>
          <table:table-cell table:style-name="Default" office:value-type="string" calcext:value-type="string">
            <text:p>cor(H1_1_A, H1_2_A)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covered-table-cell/>
          <table:table-cell office:value-type="string" calcext:value-type="string">
            <text:p>cor(H1_1_B, H1_2_B)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cor(H2_1_A,H2_2_A)</text:p>
          </table:table-cell>
          <table:table-cell table:style-name="ce4" office:value-type="float" office:value="0.05" calcext:value-type="float">
            <text:p>0.05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cor(H2_1_B,H2_2_B)</text:p>
          </table:table-cell>
          <table:table-cell table:style-name="ce4" office:value-type="float" office:value="-0.15" calcext:value-type="float">
            <text:p>-0.15</text:p>
          </table:table-cell>
        </table:table-row>
        <table:table-row table:style-name="ro1">
          <table:covered-table-cell/>
          <table:table-cell office:value-type="string" calcext:value-type="string">
            <text:p>cor(H3_1_A,H3_2_A)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covered-table-cell/>
          <table:table-cell office:value-type="string" calcext:value-type="string">
            <text:p>cor(H3_1_B,H3_2_B)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covered-table-cell/>
          <table:table-cell office:value-type="string" calcext:value-type="string">
            <text:p>cor(H4_1_A,H4_2_A)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covered-table-cell/>
          <table:table-cell office:value-type="string" calcext:value-type="string">
            <text:p>cor(H4_1_B,H4_2_B)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 table:number-columns-spanned="1" table:number-rows-spanned="8">
            <text:p>DOM07SUB04 \n SIMILAR PREFERENCES</text:p>
          </table:table-cell>
          <table:table-cell table:style-name="Default" office:value-type="string" calcext:value-type="string">
            <text:p>cor(H1_1_A, H1_2_A)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/>
          <table:table-cell office:value-type="string" calcext:value-type="string">
            <text:p>cor(H1_1_B, H1_2_B)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cor(H2_1_A,H2_2_A)</text:p>
          </table:table-cell>
          <table:table-cell table:style-name="ce4" office:value-type="float" office:value="0.079" calcext:value-type="float">
            <text:p>0.079</text:p>
          </table:table-cell>
        </table:table-row>
        <table:table-row table:style-name="ro1">
          <table:covered-table-cell/>
          <table:table-cell office:value-type="string" calcext:value-type="string">
            <text:p>cor(H2_1_B,H2_2_B)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covered-table-cell/>
          <table:table-cell office:value-type="string" calcext:value-type="string">
            <text:p>cor(H3_1_A,H3_2_A)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covered-table-cell/>
          <table:table-cell office:value-type="string" calcext:value-type="string">
            <text:p>cor(H3_1_B,H3_2_B)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covered-table-cell/>
          <table:table-cell office:value-type="string" calcext:value-type="string">
            <text:p>cor(H4_1_A,H4_2_A)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covered-table-cell/>
          <table:table-cell office:value-type="string" calcext:value-type="string">
            <text:p>cor(H4_1_B,H4_2_B)</text:p>
          </table:table-cell>
          <table:table-cell office:value-type="float" office:value="0.65" calcext:value-type="float">
            <text:p>0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6:51:34.5874898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5:11:17.247399178</meta:creation-date>
    <dc:date>2017-03-03T17:02:04.891383708</dc:date>
    <meta:editing-duration>PT17M9S</meta:editing-duration>
    <meta:editing-cycles>9</meta:editing-cycles>
    <meta:generator>LibreOffice/5.1.6.2$Linux_X86_64 LibreOffice_project/10m0$Build-2</meta:generator>
    <meta:document-statistic meta:table-count="1" meta:cell-count="68" meta:object-count="0"/>
  </office:meta>
</office:document-meta>
</file>